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ndale Mono1" svg:font-family="'Andale Mono'" style:font-adornments="Regular" style:font-pitch="fixed"/>
    <style:font-face style:name="Arial" svg:font-family="Arial" style:font-family-generic="swiss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</office:font-face-decls>
  <office:automatic-styles>
    <style:style style:name="P1" style:family="paragraph" style:parent-style-name="Título_20_Nível_20_1">
      <style:text-properties officeooo:rsid="01c10bdd" officeooo:paragraph-rsid="01c10bdd"/>
    </style:style>
    <style:style style:name="P2" style:family="paragraph" style:parent-style-name="Título_20_Nível_20_2">
      <style:text-properties officeooo:rsid="01c10bdd" officeooo:paragraph-rsid="01c10bdd"/>
    </style:style>
    <style:style style:name="P3" style:family="paragraph" style:parent-style-name="Título_20_Nível_20_2">
      <style:text-properties officeooo:rsid="01c1d8f3" officeooo:paragraph-rsid="01c1d8f3"/>
    </style:style>
    <style:style style:name="P4" style:family="paragraph" style:parent-style-name="Título_20_Nível_20_2">
      <style:text-properties officeooo:rsid="01c2bc96" officeooo:paragraph-rsid="01c2bc96"/>
    </style:style>
    <style:style style:name="P5" style:family="paragraph" style:parent-style-name="Parágrafo_20_padrão" style:list-style-name="Marcador_20_nível_20_1">
      <style:text-properties officeooo:rsid="01c2bc96" officeooo:paragraph-rsid="01c2bc96"/>
    </style:style>
    <style:style style:name="P6" style:family="paragraph" style:parent-style-name="Parágrafo_20_padrão" style:list-style-name="Marcador_20_nível_20_1">
      <style:text-properties officeooo:rsid="01c10bdd" officeooo:paragraph-rsid="01c10bdd"/>
    </style:style>
    <style:style style:name="P7" style:family="paragraph" style:parent-style-name="Parágrafo_20_padrão" style:list-style-name="Marcador_20_nível_20_2">
      <style:text-properties officeooo:rsid="01c10bdd" officeooo:paragraph-rsid="01c10bdd"/>
    </style:style>
    <style:style style:name="P8" style:family="paragraph" style:parent-style-name="Parágrafo_20_padrão" style:list-style-name="Marcador_20_nível_20_2">
      <style:text-properties officeooo:rsid="01c10bdd" officeooo:paragraph-rsid="01c2bc96"/>
    </style:style>
    <style:style style:name="P9" style:family="paragraph" style:parent-style-name="Parágrafo_20_padrão" style:list-style-name="Marcador_20_nível_20_2">
      <style:text-properties officeooo:rsid="01c280f8" officeooo:paragraph-rsid="01c2bc96"/>
    </style:style>
    <style:style style:name="P10" style:family="paragraph" style:parent-style-name="Parágrafo_20_padrão" style:list-style-name="Marcador_20_nível_20_2">
      <style:text-properties officeooo:rsid="01c42652" officeooo:paragraph-rsid="01c42652"/>
    </style:style>
    <style:style style:name="P11" style:family="paragraph" style:parent-style-name="Parágrafo_20_padrão" style:list-style-name="Marcador_20_nível_20_1">
      <style:text-properties officeooo:rsid="01c42652" officeooo:paragraph-rsid="01c42652"/>
    </style:style>
    <style:style style:name="P12" style:family="paragraph" style:parent-style-name="Parágrafo_20_padrão" style:list-style-name="Marcador_20_nível_20_2">
      <style:text-properties officeooo:rsid="01c4c123" officeooo:paragraph-rsid="01c4c123"/>
    </style:style>
    <style:style style:name="P13" style:family="paragraph" style:parent-style-name="Parágrafo_20_padrão" style:list-style-name="Marcador_20_nível_20_1">
      <style:text-properties officeooo:rsid="01c1d8f3" officeooo:paragraph-rsid="01c1d8f3"/>
    </style:style>
    <style:style style:name="P14" style:family="paragraph" style:parent-style-name="Parágrafo_20_padrão" style:list-style-name="Marcador_20_nível_20_1">
      <style:text-properties officeooo:rsid="01c1e6e0" officeooo:paragraph-rsid="01c1e6e0"/>
    </style:style>
    <style:style style:name="P15" style:family="paragraph" style:parent-style-name="Parágrafo_20_padrão">
      <style:text-properties officeooo:rsid="01c1e6e0" officeooo:paragraph-rsid="01c1e6e0"/>
    </style:style>
    <style:style style:name="P16" style:family="paragraph" style:parent-style-name="Parágrafo_20_padrão" style:list-style-name="Marcador_20_nível_20_1">
      <style:text-properties officeooo:rsid="01c907db" officeooo:paragraph-rsid="01c907db"/>
    </style:style>
    <style:style style:name="P17" style:family="paragraph" style:parent-style-name="Parágrafo_20_padrão" style:list-style-name="Marcador_20_nível_20_1">
      <style:text-properties officeooo:rsid="01cab93f" officeooo:paragraph-rsid="01cab93f"/>
    </style:style>
    <style:style style:name="P18" style:family="paragraph" style:parent-style-name="Título_20_Nível_20_2">
      <style:text-properties officeooo:rsid="01c907db" officeooo:paragraph-rsid="01c907db"/>
    </style:style>
    <style:style style:name="T1" style:family="text">
      <style:text-properties officeooo:rsid="01c2bc96"/>
    </style:style>
    <style:style style:name="T2" style:family="text">
      <style:text-properties officeooo:rsid="01c10bdd"/>
    </style:style>
    <style:style style:name="T3" style:family="text">
      <style:text-properties officeooo:rsid="01c653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 de uso: Entrada de dados</text:p>
      <text:p text:style-name="P4">Especificação</text:p>
      <text:list xml:id="list465646650" text:style-name="Marcador_20_nível_20_1">
        <text:list-item>
          <text:p text:style-name="P5"><text:span text:style-name="T3">Nome do cado de uso: </text:span>Entrada de dados</text:p>
        </text:list-item>
        <text:list-item>
          <text:p text:style-name="P5">Objetivo: inserir dados de produto para simulação de resultados de exame</text:p>
        </text:list-item>
        <text:list-item>
          <text:p text:style-name="P5">Ator: usuário</text:p>
        </text:list-item>
      </text:list>
      <text:p text:style-name="P2">Cenário principal</text:p>
      <text:list xml:id="list190154392312669" text:continue-numbering="true" text:style-name="Marcador_20_nível_20_1">
        <text:list-item>
          <text:p text:style-name="P6">Usuário digita <text:span text:style-name="T1">em formulário com as seguintes informações</text:span>:</text:p>
        </text:list-item>
      </text:list>
      <text:list xml:id="list2344170593" text:style-name="Marcador_20_nível_20_2">
        <text:list-item>
          <text:p text:style-name="P7">Nome do produto <text:span text:style-name="T1">(campo editável e obrigatório)</text:span></text:p>
        </text:list-item>
        <text:list-item>
          <text:p text:style-name="P9">Marca<text:span text:style-name="T2"> </text:span><text:span text:style-name="T1">(campo editável e obrigatório)</text:span></text:p>
        </text:list-item>
        <text:list-item>
          <text:p text:style-name="P8">Conteúdo nominal (<text:span text:style-name="T1">campo editável e obrigatório, </text:span>apenas valor numérico)</text:p>
        </text:list-item>
        <text:list-item>
          <text:p text:style-name="P8">Unidade de medida <text:span text:style-name="T1">(campo editável e obrigatório)</text:span></text:p>
        </text:list-item>
        <text:list-item>
          <text:p text:style-name="P10">Digitar média/desvio (campo de seleção e obrigatório)</text:p>
        </text:list-item>
        <text:list-item>
          <text:p text:style-name="P10">Digitar medições do exame (campo de seleção e obrigatório)</text:p>
        </text:list-item>
      </text:list>
      <text:list xml:id="list190154092729246" text:continue-list="list190154392312669" text:style-name="Marcador_20_nível_20_1">
        <text:list-item>
          <text:p text:style-name="P11">Usuário seleciona quais dados quer digitar (média/desvio ou medições do exame)</text:p>
        </text:list-item>
      </text:list>
      <text:list xml:id="list190154001780129" text:continue-list="list2344170593" text:style-name="Marcador_20_nível_20_2">
        <text:list-item>
          <text:p text:style-name="P12"><text:span text:style-name="T3">Caso de uso extend “Digitar média/desvio”: c</text:span>aso o usuário selecione “média/desvio”, o formulário exibe campos para digitação de média e desvio padrão</text:p>
        </text:list-item>
        <text:list-item>
          <text:p text:style-name="P12">Caso <text:span text:style-name="T3">de uso exend “Digitar medições do exame”: caso </text:span>o usuário selecione “medições do exame”, o formulário exibe um campo para o usuário digitar o tamanho da amostra. O sistema munido do tamanho da amostra, abre tela com número de campos igual ao tamanho da amostra para digitação</text:p>
        </text:list-item>
      </text:list>
      <text:p text:style-name="P3">Cenário alternativo 1</text:p>
      <text:list xml:id="list190154360965406" text:continue-list="list190154092729246" text:style-name="Marcador_20_nível_20_1">
        <text:list-item>
          <text:p text:style-name="P13">Usuário desiste e fecha o sistema</text:p>
        </text:list-item>
      </text:list>
      <text:p text:style-name="P3">Cenário alternativo 2</text:p>
      <text:list xml:id="list190154053674251" text:continue-numbering="true" text:style-name="Marcador_20_nível_20_1">
        <text:list-item>
          <text:p text:style-name="P13">Usuário opta pela digitação dos dados de medições ao invés de média e desvio padrão</text:p>
        </text:list-item>
        <text:list-item>
          <text:p text:style-name="P13">Após inserir todos, o sistema realiza um teste de aderência com 95% de nível de confiança para avaliar se a amostra é proveniente de uma distribuição normal</text:p>
        </text:list-item>
        <text:list-item>
          <text:p text:style-name="P14">O sistema exibe o resultado e pede para o usuário escolher se deseja ou não realizar as simulações</text:p>
        </text:list-item>
        <text:list-item>
          <text:p text:style-name="P14">Caso deseje realizar as simulações, o resultado do teste de aderência também será exibido com os resultados das simulações</text:p>
        </text:list-item>
      </text:list>
      <text:p text:style-name="P15"/>
      <text:p text:style-name="P18"><text:soft-page-break/>Cenário alternativo 3</text:p>
      <text:list xml:id="list190154095928875" text:continue-numbering="true" text:style-name="Marcador_20_nível_20_1">
        <text:list-item>
          <text:p text:style-name="P16">Usuário opta pela digitação de média e desvio padrão do exame</text:p>
        </text:list-item>
        <text:list-item>
          <text:p text:style-name="P17">O sistema pede para o usuário escolher entre fazer as simulações ou cancelar todo o process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ndale Mono1" svg:font-family="'Andale Mono'" style:font-adornments="Regular" style:font-pitch="fixed"/>
    <style:font-face style:name="Arial" svg:font-family="Arial" style:font-family-generic="swiss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Arial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83cm" fo:margin-bottom="0.166cm" style:contextual-spacing="false" fo:text-align="justify" style:justify-single-word="false" fo:hyphenation-ladder-count="no-limit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2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fo:hyphenation-ladder-count="no-limit" style:page-number="auto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margin-left="0.101cm" fo:margin-right="0.101cm" fo:margin-top="0cm" fo:margin-bottom="0.166cm" style:contextual-spacing="false" fo:text-align="center" style:justify-single-word="false" fo:hyphenation-ladder-count="no-limit" fo:text-indent="0cm" style:auto-text-indent="false" fo:background-color="transparent" text:number-lines="false" text:line-number="0">
        <style:tab-stops>
          <style:tab-stop style:position="0.206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officeooo:rsid="03f554b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1.499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style:font-name="Courier New" fo:font-family="'Courier New'" style:font-style-name="Regular" style:font-family-generic="modern" style:font-pitch="fixed" fo:font-size="10pt" fo:font-weight="bold" officeooo:rsid="0305c617" style:font-name-asian="Noto Sans Mono CJK SC" style:font-family-asian="'Noto Sans Mono CJK SC'" style:font-family-generic-asian="modern" style:font-pitch-asian="fixed" style:font-size-asian="10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 style:master-page-name="">
      <loext:graphic-properties draw:fill="solid" draw:fill-color="#3465a4"/>
      <style:paragraph-properties fo:margin-top="0.192cm" fo:margin-bottom="0.33cm" style:contextual-spacing="false" fo:line-height="100%" style:page-number="auto" fo:background-color="#3465a4" fo:padding="0.049cm" fo:border-left="none" fo:border-right="none" fo:border-top="2.01pt solid #3465a4" fo:border-bottom="2.01pt solid #3465a4">
        <style:tab-stops/>
      </style:paragraph-properties>
      <style:text-properties fo:color="#ffffff" loext:opacity="100%" fo:font-size="9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loext:graphic-properties draw:fill="solid" draw:fill-color="#91a5bb"/>
      <style:paragraph-properties fo:margin-top="0.275cm" fo:margin-bottom="0.138cm" style:contextual-spacing="false" fo:background-color="#91a5bb" fo:padding="0.049cm" fo:border-left="none" fo:border-right="none" fo:border-top="2.01pt solid #91a5bb" fo:border-bottom="2.01pt solid #91a5bb"/>
      <style:text-properties fo:font-size="92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Standard" style:default-outline-level="7" style:class="text">
      <loext:graphic-properties draw:fill="solid" draw:fill-color="#d2d9e1"/>
      <style:paragraph-properties fo:margin-top="0.106cm" fo:margin-bottom="0.106cm" style:contextual-spacing="false" fo:background-color="#d2d9e1" fo:padding="0.049cm" fo:border-left="none" fo:border-right="none" fo:border-top="2.01pt solid #d2d9e1" fo:border-bottom="2.01pt solid #d2d9e1"/>
      <style:text-properties fo:font-size="80%" fo:font-weight="bold" style:font-size-asian="80%" style:font-weight-asian="bold" style:font-size-complex="80%" style:font-weight-complex="bold"/>
    </style:style>
    <style:style style:name="Código" style:family="paragraph" style:parent-style-name="Table_20_Contents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Andale Mono" fo:font-family="'Andale Mono'" style:font-pitch="fixed" fo:font-size="10pt" fo:font-style="normal" fo:text-shadow="none" style:text-underline-style="none" fo:font-weight="normal" officeooo:rsid="03f4dc5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Item_20_de_20_tabela" style:display-name="Item de tabela" style:family="paragraph" style:parent-style-name="Table_20_Contents" style:list-style-name="List_20_1" style:master-page-name="">
      <loext:graphic-properties draw:fill="none" draw:fill-color="#729fcf"/>
      <style:paragraph-properties fo:margin-left="0.501cm" fo:margin-right="0cm" fo:margin-top="0cm" fo:margin-bottom="0.166cm" style:contextual-spacing="false" fo:text-align="justify" style:justify-single-word="false" fo:hyphenation-ladder-count="no-limit" fo:text-indent="-0.3cm" style:auto-text-indent="false" style:page-number="auto" fo:background-color="transparent" text:number-lines="false" text:line-number="0">
        <style:tab-stops>
          <style:tab-stop style:position="0.3cm"/>
        </style:tab-stops>
      </style:paragraph-properties>
      <style:text-properties officeooo:rsid="03f554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mentário_20__28_código_29_" style:display-name="Comentário (código)" style:family="paragraph" style:parent-style-name="Código_20_fonte_20_10">
      <loext:graphic-properties draw:fill="solid" draw:fill-color="#ffffa6"/>
      <style:paragraph-properties fo:margin-left="0cm" fo:margin-right="0cm" fo:text-indent="0cm" style:auto-text-indent="false" fo:background-color="#ffffa6"/>
    </style:style>
    <style:style style:name="Título_20_Nível_20_1" style:display-name="Título Nível 1" style:family="paragraph" style:parent-style-name="Heading_20_5" style:next-style-name="Parágrafo_20_padrão" style:default-outline-level="" style:list-style-name="">
      <style:paragraph-properties fo:margin-top="0.192cm" fo:margin-bottom="0.33cm" style:contextual-spacing="false" fo:line-height="100%" fo:padding="0.049cm" fo:border="2.01pt solid #3465a4" style:shadow="#808080 0.101cm 0.101cm"/>
    </style:style>
    <style:style style:name="Título_20_Nível_20_2" style:display-name="Título Nível 2" style:family="paragraph" style:parent-style-name="Heading_20_6" style:next-style-name="Parágrafo_20_padrão" style:default-outline-level="" style:list-style-name="">
      <style:paragraph-properties fo:padding="0.049cm" fo:border="2.01pt solid #91a5bb" style:shadow="#808080 0.101cm 0.101cm"/>
    </style:style>
    <style:style style:name="Título_20_Nível_20_3" style:display-name="Título Nível 3" style:family="paragraph" style:parent-style-name="Heading_20_7" style:next-style-name="Parágrafo_20_padrão" style:default-outline-level="" style:list-style-name="" style:master-page-name="">
      <style:paragraph-properties style:page-number="auto" fo:padding="0.049cm" fo:border="2.01pt solid #d2d9e1" style:shadow="#808080 0.101cm 0.101cm"/>
      <style:text-properties fo:font-size="115%"/>
    </style:style>
    <style:style style:name="Parágrafo_20_padrão" style:display-name="Parágrafo padrão" style:family="paragraph" style:parent-style-name="Standard" style:list-style-name="">
      <style:paragraph-properties>
        <style:tab-stops>
          <style:tab-stop style:position="0.392cm"/>
        </style:tab-stops>
      </style:paragraph-properties>
      <style:text-properties officeooo:rsid="00a08149"/>
    </style:style>
    <style:style style:name="Alinhamento_20_Lista_20_Nível_20_3" style:display-name="Alinhamento Lista Nível 3" style:family="paragraph" style:parent-style-name="Standard" style:master-page-name="">
      <loext:graphic-properties draw:fill="none" draw:fill-color="#729fcf"/>
      <style:paragraph-properties fo:margin-left="2cm" fo:margin-right="0cm" fo:margin-top="0.083cm" fo:margin-bottom="0.166cm" style:contextual-spacing="false" fo:text-align="justify" style:justify-single-word="false" fo:hyphenation-ladder-count="no-limit" fo:text-indent="0cm" style:auto-text-indent="false" style:page-number="auto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linhamento_20_Lista_20_Nível_20_2" style:display-name="Alinhamento Lista Nível 2" style:family="paragraph" style:parent-style-name="Parágrafo_20_padrão">
      <loext:graphic-properties draw:fill="none" draw:fill-color="#729fcf"/>
      <style:paragraph-properties fo:margin-left="1.501cm" fo:margin-right="0cm" fo:margin-top="0.083cm" fo:margin-bottom="0.166cm" style:contextual-spacing="false" fo:text-align="justify" style:justify-single-word="false" fo:hyphenation-ladder-count="no-limit" fo:text-indent="0cm" style:auto-text-indent="false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linhamento_20_Lista_20_Nível_20_1" style:display-name="Alinhamento Lista Nível 1" style:family="paragraph" style:parent-style-name="Alinhamento_20_Lista_20_Nível_20_2">
      <loext:graphic-properties draw:fill="none" draw:fill-color="#729fcf"/>
      <style:paragraph-properties fo:margin-left="1cm" fo:margin-right="0cm" fo:margin-top="0.083cm" fo:margin-bottom="0.166cm" style:contextual-spacing="false" fo:text-align="justify" style:justify-single-word="false" fo:hyphenation-ladder-count="no-limit" fo:text-indent="0cm" style:auto-text-indent="false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Código_20_fonte_20_10" style:display-name="Código fonte 10" style:family="paragraph" style:parent-style-name="Table_20_Contents">
      <loext:graphic-properties draw:fill="solid" draw:fill-color="#000000"/>
      <style:paragraph-properties fo:margin-left="0cm" fo:margin-right="0cm" fo:margin-top="0.199cm" fo:margin-bottom="0.199cm" style:contextual-spacing="false" fo:line-height="100%" fo:text-align="start" style:justify-single-word="false" fo:text-indent="0cm" style:auto-text-indent="false" fo:background-color="#000000"/>
      <style:text-properties fo:color="#ffffff" loext:opacity="100%" style:text-outline="false" style:text-line-through-style="none" style:text-line-through-type="none" style:font-name="Courier New" fo:font-family="'Courier New'" style:font-style-name="Regular" style:font-family-generic="modern" style:font-pitch="fixed" fo:font-size="10pt" fo:font-style="normal" fo:text-shadow="none" style:text-underline-style="none" fo:font-weight="bold" officeooo:rsid="03f4dc5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Alinhamento_20_Lista_20_Nível_20_4" style:display-name="Alinhamento Lista Nível 4" style:family="paragraph" style:parent-style-name="Alinhamento_20_Lista_20_Nível_20_2">
      <loext:graphic-properties draw:fill="none" draw:fill-color="#729fcf"/>
      <style:paragraph-properties fo:margin-left="2cm" fo:margin-right="0cm" fo:margin-top="0.083cm" fo:margin-bottom="0.166cm" style:contextual-spacing="false" fo:text-align="justify" style:justify-single-word="false" fo:hyphenation-ladder-count="no-limit" fo:text-indent="0cm" style:auto-text-indent="false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linhamento_20_Nível_20_1_20__28_Preto_29_" style:display-name="Alinhamento Nível 1 (Preto)" style:family="paragraph" style:parent-style-name="Alinhamento_20_Lista_20_Nível_20_1">
      <loext:graphic-properties draw:fill="solid" draw:fill-color="#000000"/>
      <style:paragraph-properties fo:background-color="#000000"/>
      <style:text-properties fo:color="#ffffff" loext:opacity="100%" style:font-name="Andale Mono1" fo:font-family="'Andale Mono'" style:font-style-name="Regular" style:font-pitch="fixed" fo:font-size="10.5pt"/>
    </style:style>
    <style:style style:name="Alinhamento_20_Nível_20_2_20__28_Preto_29_" style:display-name="Alinhamento Nível 2 (Preto)" style:family="paragraph" style:parent-style-name="Alinhamento_20_Lista_20_Nível_20_2">
      <loext:graphic-properties draw:fill="solid" draw:fill-color="#000000"/>
      <style:paragraph-properties fo:background-color="#000000"/>
      <style:text-properties fo:color="#ffffff" loext:opacity="100%" style:font-name="Andale Mono1" fo:font-family="'Andale Mono'" style:font-style-name="Regular" style:font-pitch="fixed" fo:font-size="10.5pt"/>
    </style:style>
    <style:style style:name="Alinhamento_20_Nível_20_3_20__28_Preto_29_" style:display-name="Alinhamento Nível 3 (Preto)" style:family="paragraph" style:parent-style-name="Alinhamento_20_Lista_20_Nível_20_3">
      <loext:graphic-properties draw:fill="solid" draw:fill-color="#000000"/>
      <style:paragraph-properties fo:background-color="#000000"/>
      <style:text-properties fo:color="#ffffff" loext:opacity="100%" style:font-name="Andale Mono1" fo:font-family="'Andale Mono'" style:font-style-name="Regular" style:font-pitch="fixed" fo:font-size="10.5pt"/>
    </style:style>
    <style:style style:name="Alinhamento_20_Nível_20_4_20__28_Preto_29_" style:display-name="Alinhamento Nível 4 (Preto)" style:family="paragraph" style:parent-style-name="Alinhamento_20_Lista_20_Nível_20_4">
      <loext:graphic-properties draw:fill="solid" draw:fill-color="#000000"/>
      <style:paragraph-properties fo:background-color="#000000"/>
      <style:text-properties fo:color="#ffffff" loext:opacity="100%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1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6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69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_20__28_tam._20_11_29_" style:display-name="Código (tam. 11)" style:family="text">
      <style:text-properties fo:color="#2a6099" loext:opacity="100%" style:font-name="Andale Mono1" fo:font-family="'Andale Mono'" style:font-style-name="Regular" style:font-pitch="fixed" fo:font-size="11pt"/>
    </style:style>
    <style:style style:name="Link" style:family="text">
      <style:text-properties fo:color="#666666" loext:opacity="100%" style:font-name="Times New Roman1" fo:font-family="'Times New Roman'" style:font-style-name="Negrito" style:font-family-generic="roman" style:font-pitch="variable" fo:font-size="11pt" fo:font-weight="bold"/>
    </style:style>
    <style:style style:name="Estilo_20_Padrão_20__28_caracteres_29_" style:display-name="Estilo Padrão (caracteres)" style:family="text"/>
    <style:style style:name="Código_20__28_tam._20_10_29_" style:display-name="Código (tam. 10)" style:family="text" style:parent-style-name="Código_20__28_tam._20_11_29_">
      <style:text-properties fo:color="#ffffff" loext:opacity="100%" style:font-name="Courier New" fo:font-family="'Courier New'" style:font-style-name="Regular" style:font-family-generic="modern" style:font-pitch="fixed" fo:font-size="10pt" fo:font-weight="normal" fo:background-color="#000000"/>
    </style:style>
    <style:style style:name="Equação" style:family="text" style:parent-style-name="Estilo_20_Padrão_20__28_caracteres_29_">
      <style:text-properties style:font-name="Times New Roman" fo:font-family="'Times New Roman'" style:font-family-generic="roman" style:font-pitch="variable" fo:font-style="italic" officeooo:rsid="00810bd5" style:font-style-asian="italic" style:font-style-complex="italic"/>
    </style:style>
    <style:style style:name="Código_20__28_Preto_20_11_29_" style:display-name="Código (Preto 11)" style:family="text" style:parent-style-name="Código_20__28_tam._20_11_29_">
      <style:text-properties style:use-window-font-color="true" loext:opacity="0%" style:font-name="Courier New" fo:font-family="'Courier New'" style:font-style-name="Regular" style:font-family-generic="modern" style:font-pitch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ódigo_20__28_preto_20_10_29_" style:display-name="Código (preto 10)" style:family="text" style:parent-style-name="Código_20__28_Preto_20_11_29_">
      <style:text-properties fo:font-size="10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-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Marcador_20_nível_20_1" style:display-name="Marcador nível 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Marcador_20_nível_20_2" style:display-name="Marcador nível 2">
      <text:list-level-style-bullet text:level="1" text:style-name="Bullet_20_Symbols" loext:num-list-format="%1%" text:bullet-char="□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Marcador_20_nível_20_3" style:display-name="Marcador nível 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Marcador_20_nível_20_4" style:display-name="Marcador nível 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6:43:55.041238515</meta:creation-date>
    <dc:title>Fichamento Estácio</dc:title>
    <meta:editing-duration>PT1H27M13S</meta:editing-duration>
    <meta:editing-cycles>12</meta:editing-cycles>
    <meta:generator>LibreOffice/7.4.7.2$Linux_X86_64 LibreOffice_project/40$Build-2</meta:generator>
    <dc:date>2024-02-21T19:01:52.699997124</dc:date>
    <meta:document-statistic meta:table-count="0" meta:image-count="0" meta:object-count="0" meta:page-count="2" meta:paragraph-count="26" meta:word-count="304" meta:character-count="1784" meta:non-whitespace-character-count="1526"/>
    <meta:template xlink:type="simple" xlink:actuate="onRequest" xlink:title="Fichamento Estácio" xlink:href="../../../../../../../Modelos/Fichamento%20Estácio1.ott" meta:date="2024-02-18T16:43:53.480422907"/>
  </office:meta>
</office:document-meta>
</file>